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0c4e60" officeooo:paragraph-rsid="000c4e60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rl-tb"/>
      <style:text-properties fo:font-size="16pt" officeooo:rsid="000c4e60" officeooo:paragraph-rsid="000c4e60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rl-tb"/>
      <style:text-properties fo:font-size="16pt" officeooo:paragraph-rsid="000c4e60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/>
    </style:style>
    <style:style style:name="P5" style:family="paragraph" style:parent-style-name="Preformatted_20_Text">
      <style:text-properties fo:color="#000000"/>
    </style:style>
    <style:style style:name="T1" style:family="text">
      <style:text-properties fo:color="#7a7a43" style:font-name="DejaVu Sans Mono" fo:font-size="11.3000001907349pt"/>
    </style:style>
    <style:style style:name="T2" style:family="text">
      <style:text-properties style:font-name="DejaVu Sans Mono" fo:font-size="11.3000001907349pt"/>
    </style:style>
    <style:style style:name="T3" style:family="text">
      <style:text-properties fo:color="#000080" style:font-name="DejaVu Sans Mono" fo:font-size="11.3000001907349pt" fo:font-weight="bold"/>
    </style:style>
    <style:style style:name="T4" style:family="text">
      <style:text-properties fo:color="#458383" style:font-name="DejaVu Sans Mono" fo:font-size="11.3000001907349pt"/>
    </style:style>
    <style:style style:name="T5" style:family="text">
      <style:text-properties fo:color="#660e7a" style:font-name="DejaVu Sans Mono" fo:font-size="11.3000001907349pt" fo:font-weight="bold"/>
    </style:style>
    <style:style style:name="T6" style:family="text">
      <style:text-properties fo:color="#000000" style:font-name="DejaVu Sans Mono" fo:font-size="11.3000001907349pt"/>
    </style:style>
    <style:style style:name="T7" style:family="text">
      <style:text-properties officeooo:rsid="000c4e6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اندرو در اموزشش state را اینگونه تغییر میدهد:<text:line-break/><text:line-break/></text:span><text:span text:style-name="T1">handleToggle</text:span><text:span text:style-name="T6">(id){</text:span></text:p>
      <text:p text:style-name="P5"><text:s text:c="4"/><text:span text:style-name="T3">var </text:span><text:span text:style-name="T4">updatedTodos </text:span><text:span text:style-name="T2">= </text:span><text:span text:style-name="T3">this</text:span><text:span text:style-name="T2">.</text:span><text:span text:style-name="T5">state</text:span><text:span text:style-name="T2">.</text:span><text:span text:style-name="T5">todos</text:span><text:span text:style-name="T2">.</text:span><text:span text:style-name="T1">map</text:span><text:span text:style-name="T2">((todo) =&gt; {</text:span></text:p>
      <text:p text:style-name="P5"><text:s text:c="8"/><text:span text:style-name="T3">if </text:span><text:span text:style-name="T2">(todo.id === id) {</text:span></text:p>
      <text:p text:style-name="P5"><text:s text:c="12"/><text:span text:style-name="T2">todo.</text:span><text:span text:style-name="T5">completed </text:span><text:span text:style-name="T2">= !todo.</text:span><text:span text:style-name="T5">completed</text:span><text:span text:style-name="T2">;</text:span></text:p>
      <text:p text:style-name="P5"><text:s text:c="8"/><text:span text:style-name="T2">}</text:span></text:p>
      <text:p text:style-name="P5"><text:s text:c="8"/><text:span text:style-name="T3">return </text:span><text:span text:style-name="T2">todo</text:span></text:p>
      <text:p text:style-name="P5"><text:s text:c="4"/><text:span text:style-name="T2">});</text:span></text:p>
      <text:p text:style-name="P5"><text:s text:c="4"/><text:span text:style-name="T3">this</text:span><text:span text:style-name="T2">.setState({</text:span><text:span text:style-name="T5">todos</text:span><text:span text:style-name="T2">:</text:span><text:span text:style-name="T4">updatedTodos</text:span><text:span text:style-name="T2">});</text:span></text:p>
      <text:p text:style-name="P4">}</text:p>
      <text:p text:style-name="P2"/>
      <text:p text:style-name="P1">می خواهم به map که روی state نوشته شده دقت شود . می خواهم دقت شود که چگونه کار کردیم و چگونه تغییر دادیم ببین که چگونه setState در پایان به کار گرفته شده . همانگونه که استیون می گفت برای تغییر state باید از این متد استفاده شو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1T02:35:39.827593394</dc:date>
    <meta:editing-duration>PT20M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8" meta:character-count="496" meta:non-whitespace-character-count="379"/>
  </office:meta>
</office:document-meta>
</file>